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20.51mm"/>
    </style:style>
    <style:style style:name="co5" style:family="table-column">
      <style:table-column-properties fo:break-before="auto" style:column-width="21.6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ample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6" table:number-columns-repeated="3" table:default-cell-style-name="ce1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Darabszám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Életkor</text:p>
          </table:table-cell>
          <table:table-cell office:value-type="string" calcext:value-type="string">
            <text:p>korrelacio1</text:p>
          </table:table-cell>
          <table:table-cell office:value-type="string" calcext:value-type="string">
            <text:p>korrelacio2</text:p>
          </table:table-cell>
          <table:table-cell office:value-type="string" calcext:value-type="string">
            <text:p>nemzetiseg</text:p>
          </table:table-cell>
          <table:table-cell/>
          <table:table-cell office:value-type="string" calcext:value-type="string">
            <text:p>Filter</text:p>
          </table:table-cell>
          <table:table-cell/>
          <table:table-cell office:value-type="string" calcext:value-type="string">
            <text:p>Életkor</text:p>
          </table:table-cell>
          <table:table-cell table:number-columns-repeated="2"/>
          <table:table-cell office:value-type="string" calcext:value-type="string">
            <text:p>Filter</text:p>
          </table:table-cell>
          <table:table-cell/>
          <table:table-cell table:style-name="Default" table:number-columns-repeated="3"/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érfi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magyar</text:p>
          </table:table-cell>
          <table:table-cell/>
          <table:table-cell office:value-type="string" calcext:value-type="string">
            <text:p>Nő</text:p>
          </table:table-cell>
          <table:table-cell table:formula="of:=IF([.B2]=&quot;Nő&quot;;[.A2];&quot;&quot;)">
            <text:p/>
          </table:table-cell>
          <table:table-cell table:formula="of:=IF([.B2]=&quot;Nő&quot;;[.C2];&quot;&quot;)">
            <text:p/>
          </table:table-cell>
          <table:table-cell table:formula="of:=IF([.B2]=&quot;Nő&quot;;[.D2];&quot;&quot;)">
            <text:p/>
          </table:table-cell>
          <table:table-cell table:formula="of:=IF([.B2]=&quot;Nő&quot;;[.E2];&quot;&quot;)">
            <text:p/>
          </table:table-cell>
          <table:table-cell office:value-type="string" calcext:value-type="string">
            <text:p>Férfi</text:p>
          </table:table-cell>
          <table:table-cell table:formula="of:=IF([.B2]=&quot;Férfi&quot;;IF([.F2]=&quot;magyar&quot;;[.A2];&quot;&quot;);&quot;&quot;)" office:value-type="float" office:value="1" calcext:value-type="float">
            <text:p>1</text:p>
          </table:table-cell>
          <table:table-cell table:formula="of:=IF([.$B2]=&quot;Férfi&quot;;IF([.$F2]=&quot;magyar&quot;;[.C2];&quot;&quot;);&quot;&quot;)" office:value-type="boolean" office:boolean-value="18" calcext:value-type="boolean">
            <text:p>IGAZ</text:p>
          </table:table-cell>
          <table:table-cell table:formula="of:=IF([.$B2]=&quot;Férfi&quot;;IF([.$F2]=&quot;magyar&quot;;[.D2];&quot;&quot;);&quot;&quot;)" office:value-type="boolean" office:boolean-value="1000" calcext:value-type="boolean">
            <text:p>IGAZ</text:p>
          </table:table-cell>
          <table:table-cell table:formula="of:=IF([.$B2]=&quot;Férfi&quot;;IF([.$F2]=&quot;magyar&quot;;[.E2];&quot;&quot;);&quot;&quot;)" office:value-type="boolean" office:boolean-value="1388" calcext:value-type="boolean">
            <text:p>IGAZ</text:p>
          </table:table-cell>
          <table:table-cell office:value-type="string" calcext:value-type="string">
            <text:p>francia</text:p>
          </table:table-cell>
          <table:table-cell table:formula="of:=IF([.F2]=&quot;francia&quot;;[.A2];&quot;&quot;)">
            <text:p/>
          </table:table-cell>
          <table:table-cell table:formula="of:=IF([.$F2]=&quot;francia&quot;;[.C2];&quot;&quot;)">
            <text:p/>
          </table:table-cell>
          <table:table-cell table:formula="of:=IF([.$F2]=&quot;francia&quot;;[.D2];&quot;&quot;)">
            <text:p/>
          </table:table-cell>
          <table:table-cell table:formula="of:=IF([.$F2]=&quot;francia&quot;;[.E2]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ő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3]=&quot;Nő&quot;;[.A3];&quot;&quot;)" office:value-type="float" office:value="2" calcext:value-type="float">
            <text:p>2</text:p>
          </table:table-cell>
          <table:table-cell table:formula="of:=IF([.B3]=&quot;Nő&quot;;[.C3];&quot;&quot;)" office:value-type="float" office:value="19" calcext:value-type="float">
            <text:p>19</text:p>
          </table:table-cell>
          <table:table-cell table:formula="of:=IF([.B3]=&quot;Nő&quot;;[.D3];&quot;&quot;)" office:value-type="float" office:value="100" calcext:value-type="float">
            <text:p>100</text:p>
          </table:table-cell>
          <table:table-cell table:formula="of:=IF([.B3]=&quot;Nő&quot;;[.E3];&quot;&quot;)" office:value-type="float" office:value="129" calcext:value-type="float">
            <text:p>129</text:p>
          </table:table-cell>
          <table:table-cell office:value-type="string" calcext:value-type="string">
            <text:p>magyar</text:p>
          </table:table-cell>
          <table:table-cell table:formula="of:=IF([.B3]=&quot;Férfi&quot;;IF([.F3]=&quot;magyar&quot;;[.A3];&quot;&quot;);&quot;&quot;)">
            <text:p/>
          </table:table-cell>
          <table:table-cell table:formula="of:=IF([.B3]=&quot;Férfi&quot;;IF([.F3]=&quot;magyar&quot;;[.C3];&quot;&quot;);&quot;&quot;)">
            <text:p/>
          </table:table-cell>
          <table:table-cell table:formula="of:=IF([.$B3]=&quot;Férfi&quot;;IF([.$F3]=&quot;magyar&quot;;[.D3];&quot;&quot;);&quot;&quot;)">
            <text:p/>
          </table:table-cell>
          <table:table-cell table:formula="of:=IF([.$B3]=&quot;Férfi&quot;;IF([.$F3]=&quot;magyar&quot;;[.E3];&quot;&quot;);&quot;&quot;)">
            <text:p/>
          </table:table-cell>
          <table:table-cell/>
          <table:table-cell table:formula="of:=IF([.F3]=&quot;francia&quot;;[.A3];&quot;&quot;)">
            <text:p/>
          </table:table-cell>
          <table:table-cell table:formula="of:=IF([.$F3]=&quot;francia&quot;;[.C3];&quot;&quot;)">
            <text:p/>
          </table:table-cell>
          <table:table-cell table:formula="of:=IF([.$F3]=&quot;francia&quot;;[.D3];&quot;&quot;)">
            <text:p/>
          </table:table-cell>
          <table:table-cell table:formula="of:=IF([.$F3]=&quot;francia&quot;;[.E3]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érfi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4]=&quot;Nő&quot;;[.A4];&quot;&quot;)">
            <text:p/>
          </table:table-cell>
          <table:table-cell table:formula="of:=IF([.B4]=&quot;Nő&quot;;[.C4];&quot;&quot;)">
            <text:p/>
          </table:table-cell>
          <table:table-cell table:formula="of:=IF([.B4]=&quot;Nő&quot;;[.D4];&quot;&quot;)">
            <text:p/>
          </table:table-cell>
          <table:table-cell table:formula="of:=IF([.B4]=&quot;Nő&quot;;[.E4];&quot;&quot;)">
            <text:p/>
          </table:table-cell>
          <table:table-cell/>
          <table:table-cell table:formula="of:=IF([.B4]=&quot;Férfi&quot;;IF([.F4]=&quot;magyar&quot;;[.A4];&quot;&quot;);&quot;&quot;)">
            <text:p/>
          </table:table-cell>
          <table:table-cell table:formula="of:=IF([.B4]=&quot;Férfi&quot;;IF([.F4]=&quot;magyar&quot;;[.C4];&quot;&quot;);&quot;&quot;)">
            <text:p/>
          </table:table-cell>
          <table:table-cell table:formula="of:=IF([.$B4]=&quot;Férfi&quot;;IF([.$F4]=&quot;magyar&quot;;[.D4];&quot;&quot;);&quot;&quot;)">
            <text:p/>
          </table:table-cell>
          <table:table-cell table:formula="of:=IF([.$B4]=&quot;Férfi&quot;;IF([.$F4]=&quot;magyar&quot;;[.E4];&quot;&quot;);&quot;&quot;)">
            <text:p/>
          </table:table-cell>
          <table:table-cell/>
          <table:table-cell table:formula="of:=IF([.F4]=&quot;francia&quot;;[.A4];&quot;&quot;)">
            <text:p/>
          </table:table-cell>
          <table:table-cell table:formula="of:=IF([.$F4]=&quot;francia&quot;;[.C4];&quot;&quot;)">
            <text:p/>
          </table:table-cell>
          <table:table-cell table:formula="of:=IF([.$F4]=&quot;francia&quot;;[.D4];&quot;&quot;)">
            <text:p/>
          </table:table-cell>
          <table:table-cell table:formula="of:=IF([.$F4]=&quot;francia&quot;;[.E4]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érfi</text:p>
          </table:table-cell>
          <table:table-cell office:value-type="float" office:value="21" calcext:value-type="float">
            <text:p>21</text:p>
          </table:table-cell>
          <table:table-cell office:value-type="float" office:value="2100" calcext:value-type="float">
            <text:p>210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5]=&quot;Nő&quot;;[.A5];&quot;&quot;)">
            <text:p/>
          </table:table-cell>
          <table:table-cell table:formula="of:=IF([.B5]=&quot;Nő&quot;;[.C5];&quot;&quot;)">
            <text:p/>
          </table:table-cell>
          <table:table-cell table:formula="of:=IF([.B5]=&quot;Nő&quot;;[.D5];&quot;&quot;)">
            <text:p/>
          </table:table-cell>
          <table:table-cell table:formula="of:=IF([.B5]=&quot;Nő&quot;;[.E5];&quot;&quot;)">
            <text:p/>
          </table:table-cell>
          <table:table-cell/>
          <table:table-cell table:formula="of:=IF([.B5]=&quot;Férfi&quot;;IF([.F5]=&quot;magyar&quot;;[.A5];&quot;&quot;);&quot;&quot;)">
            <text:p/>
          </table:table-cell>
          <table:table-cell table:formula="of:=IF([.B5]=&quot;Férfi&quot;;IF([.F5]=&quot;magyar&quot;;[.C5];&quot;&quot;);&quot;&quot;)">
            <text:p/>
          </table:table-cell>
          <table:table-cell table:formula="of:=IF([.$B5]=&quot;Férfi&quot;;IF([.$F5]=&quot;magyar&quot;;[.D5];&quot;&quot;);&quot;&quot;)">
            <text:p/>
          </table:table-cell>
          <table:table-cell table:formula="of:=IF([.$B5]=&quot;Férfi&quot;;IF([.$F5]=&quot;magyar&quot;;[.E5];&quot;&quot;);&quot;&quot;)">
            <text:p/>
          </table:table-cell>
          <table:table-cell/>
          <table:table-cell table:formula="of:=IF([.F5]=&quot;francia&quot;;[.A5];&quot;&quot;)" office:value-type="float" office:value="4" calcext:value-type="float">
            <text:p>4</text:p>
          </table:table-cell>
          <table:table-cell table:formula="of:=IF([.$F5]=&quot;francia&quot;;[.C5];&quot;&quot;)" office:value-type="float" office:value="21" calcext:value-type="float">
            <text:p>21</text:p>
          </table:table-cell>
          <table:table-cell table:formula="of:=IF([.$F5]=&quot;francia&quot;;[.D5];&quot;&quot;)" office:value-type="float" office:value="2100" calcext:value-type="float">
            <text:p>2100</text:p>
          </table:table-cell>
          <table:table-cell table:formula="of:=IF([.$F5]=&quot;francia&quot;;[.E5];&quot;&quot;)"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ő</text:p>
          </table:table-cell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6]=&quot;Nő&quot;;[.A6];&quot;&quot;)" office:value-type="float" office:value="5" calcext:value-type="float">
            <text:p>5</text:p>
          </table:table-cell>
          <table:table-cell table:formula="of:=IF([.B6]=&quot;Nő&quot;;[.C6];&quot;&quot;)" office:value-type="float" office:value="22" calcext:value-type="float">
            <text:p>22</text:p>
          </table:table-cell>
          <table:table-cell table:formula="of:=IF([.B6]=&quot;Nő&quot;;[.D6];&quot;&quot;)" office:value-type="float" office:value="2200" calcext:value-type="float">
            <text:p>2200</text:p>
          </table:table-cell>
          <table:table-cell table:formula="of:=IF([.B6]=&quot;Nő&quot;;[.E6];&quot;&quot;)" office:value-type="float" office:value="1252" calcext:value-type="float">
            <text:p>1252</text:p>
          </table:table-cell>
          <table:table-cell/>
          <table:table-cell table:formula="of:=IF([.B6]=&quot;Férfi&quot;;IF([.F6]=&quot;magyar&quot;;[.A6];&quot;&quot;);&quot;&quot;)">
            <text:p/>
          </table:table-cell>
          <table:table-cell table:formula="of:=IF([.B6]=&quot;Férfi&quot;;IF([.F6]=&quot;magyar&quot;;[.C6];&quot;&quot;);&quot;&quot;)">
            <text:p/>
          </table:table-cell>
          <table:table-cell table:formula="of:=IF([.$B6]=&quot;Férfi&quot;;IF([.$F6]=&quot;magyar&quot;;[.D6];&quot;&quot;);&quot;&quot;)">
            <text:p/>
          </table:table-cell>
          <table:table-cell table:formula="of:=IF([.$B6]=&quot;Férfi&quot;;IF([.$F6]=&quot;magyar&quot;;[.E6];&quot;&quot;);&quot;&quot;)">
            <text:p/>
          </table:table-cell>
          <table:table-cell/>
          <table:table-cell table:formula="of:=IF([.F6]=&quot;francia&quot;;[.A6];&quot;&quot;)">
            <text:p/>
          </table:table-cell>
          <table:table-cell table:formula="of:=IF([.$F6]=&quot;francia&quot;;[.C6];&quot;&quot;)">
            <text:p/>
          </table:table-cell>
          <table:table-cell table:formula="of:=IF([.$F6]=&quot;francia&quot;;[.D6];&quot;&quot;)">
            <text:p/>
          </table:table-cell>
          <table:table-cell table:formula="of:=IF([.$F6]=&quot;francia&quot;;[.E6]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érfi</text:p>
          </table:table-cell>
          <table:table-cell office:value-type="float" office:value="23" calcext:value-type="float">
            <text:p>23</text:p>
          </table:table-cell>
          <table:table-cell office:value-type="float" office:value="2300" calcext:value-type="float">
            <text:p>2300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7]=&quot;Nő&quot;;[.A7];&quot;&quot;)">
            <text:p/>
          </table:table-cell>
          <table:table-cell table:formula="of:=IF([.B7]=&quot;Nő&quot;;[.C7];&quot;&quot;)">
            <text:p/>
          </table:table-cell>
          <table:table-cell table:formula="of:=IF([.B7]=&quot;Nő&quot;;[.D7];&quot;&quot;)">
            <text:p/>
          </table:table-cell>
          <table:table-cell table:formula="of:=IF([.B7]=&quot;Nő&quot;;[.E7];&quot;&quot;)">
            <text:p/>
          </table:table-cell>
          <table:table-cell/>
          <table:table-cell table:formula="of:=IF([.B7]=&quot;Férfi&quot;;IF([.F7]=&quot;magyar&quot;;[.A7];&quot;&quot;);&quot;&quot;)" office:value-type="float" office:value="6" calcext:value-type="float">
            <text:p>6</text:p>
          </table:table-cell>
          <table:table-cell table:formula="of:=IF([.B7]=&quot;Férfi&quot;;IF([.F7]=&quot;magyar&quot;;[.C7];&quot;&quot;);&quot;&quot;)" office:value-type="boolean" office:boolean-value="23" calcext:value-type="boolean">
            <text:p>IGAZ</text:p>
          </table:table-cell>
          <table:table-cell table:formula="of:=IF([.$B7]=&quot;Férfi&quot;;IF([.$F7]=&quot;magyar&quot;;[.D7];&quot;&quot;);&quot;&quot;)" office:value-type="boolean" office:boolean-value="2300" calcext:value-type="boolean">
            <text:p>IGAZ</text:p>
          </table:table-cell>
          <table:table-cell table:formula="of:=IF([.$B7]=&quot;Férfi&quot;;IF([.$F7]=&quot;magyar&quot;;[.E7];&quot;&quot;);&quot;&quot;)" office:value-type="boolean" office:boolean-value="1218" calcext:value-type="boolean">
            <text:p>IGAZ</text:p>
          </table:table-cell>
          <table:table-cell/>
          <table:table-cell table:formula="of:=IF([.F7]=&quot;francia&quot;;[.A7];&quot;&quot;)">
            <text:p/>
          </table:table-cell>
          <table:table-cell table:formula="of:=IF([.$F7]=&quot;francia&quot;;[.C7];&quot;&quot;)">
            <text:p/>
          </table:table-cell>
          <table:table-cell table:formula="of:=IF([.$F7]=&quot;francia&quot;;[.D7];&quot;&quot;)">
            <text:p/>
          </table:table-cell>
          <table:table-cell table:formula="of:=IF([.$F7]=&quot;francia&quot;;[.E7]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érfi</text:p>
          </table:table-cell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8]=&quot;Nő&quot;;[.A8];&quot;&quot;)">
            <text:p/>
          </table:table-cell>
          <table:table-cell table:formula="of:=IF([.B8]=&quot;Nő&quot;;[.C8];&quot;&quot;)">
            <text:p/>
          </table:table-cell>
          <table:table-cell table:formula="of:=IF([.B8]=&quot;Nő&quot;;[.D8];&quot;&quot;)">
            <text:p/>
          </table:table-cell>
          <table:table-cell table:formula="of:=IF([.B8]=&quot;Nő&quot;;[.E8];&quot;&quot;)">
            <text:p/>
          </table:table-cell>
          <table:table-cell/>
          <table:table-cell table:formula="of:=IF([.B8]=&quot;Férfi&quot;;IF([.F8]=&quot;magyar&quot;;[.A8];&quot;&quot;);&quot;&quot;)">
            <text:p/>
          </table:table-cell>
          <table:table-cell table:formula="of:=IF([.B8]=&quot;Férfi&quot;;IF([.F8]=&quot;magyar&quot;;[.C8];&quot;&quot;);&quot;&quot;)">
            <text:p/>
          </table:table-cell>
          <table:table-cell table:formula="of:=IF([.$B8]=&quot;Férfi&quot;;IF([.$F8]=&quot;magyar&quot;;[.D8];&quot;&quot;);&quot;&quot;)">
            <text:p/>
          </table:table-cell>
          <table:table-cell table:formula="of:=IF([.$B8]=&quot;Férfi&quot;;IF([.$F8]=&quot;magyar&quot;;[.E8];&quot;&quot;);&quot;&quot;)">
            <text:p/>
          </table:table-cell>
          <table:table-cell/>
          <table:table-cell table:formula="of:=IF([.F8]=&quot;francia&quot;;[.A8];&quot;&quot;)">
            <text:p/>
          </table:table-cell>
          <table:table-cell table:formula="of:=IF([.$F8]=&quot;francia&quot;;[.C8];&quot;&quot;)">
            <text:p/>
          </table:table-cell>
          <table:table-cell table:formula="of:=IF([.$F8]=&quot;francia&quot;;[.D8];&quot;&quot;)">
            <text:p/>
          </table:table-cell>
          <table:table-cell table:formula="of:=IF([.$F8]=&quot;francia&quot;;[.E8]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ő</text:p>
          </table:table-cell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9]=&quot;Nő&quot;;[.A9];&quot;&quot;)" office:value-type="float" office:value="8" calcext:value-type="float">
            <text:p>8</text:p>
          </table:table-cell>
          <table:table-cell table:formula="of:=IF([.B9]=&quot;Nő&quot;;[.C9];&quot;&quot;)" office:value-type="float" office:value="25" calcext:value-type="float">
            <text:p>25</text:p>
          </table:table-cell>
          <table:table-cell table:formula="of:=IF([.B9]=&quot;Nő&quot;;[.D9];&quot;&quot;)" office:value-type="float" office:value="2500" calcext:value-type="float">
            <text:p>2500</text:p>
          </table:table-cell>
          <table:table-cell table:formula="of:=IF([.B9]=&quot;Nő&quot;;[.E9];&quot;&quot;)" office:value-type="float" office:value="1150" calcext:value-type="float">
            <text:p>1150</text:p>
          </table:table-cell>
          <table:table-cell/>
          <table:table-cell table:formula="of:=IF([.B9]=&quot;Férfi&quot;;IF([.F9]=&quot;magyar&quot;;[.A9];&quot;&quot;);&quot;&quot;)">
            <text:p/>
          </table:table-cell>
          <table:table-cell table:formula="of:=IF([.B9]=&quot;Férfi&quot;;IF([.F9]=&quot;magyar&quot;;[.C9];&quot;&quot;);&quot;&quot;)">
            <text:p/>
          </table:table-cell>
          <table:table-cell table:formula="of:=IF([.$B9]=&quot;Férfi&quot;;IF([.$F9]=&quot;magyar&quot;;[.D9];&quot;&quot;);&quot;&quot;)">
            <text:p/>
          </table:table-cell>
          <table:table-cell table:formula="of:=IF([.$B9]=&quot;Férfi&quot;;IF([.$F9]=&quot;magyar&quot;;[.E9];&quot;&quot;);&quot;&quot;)">
            <text:p/>
          </table:table-cell>
          <table:table-cell/>
          <table:table-cell table:formula="of:=IF([.F9]=&quot;francia&quot;;[.A9];&quot;&quot;)" office:value-type="float" office:value="8" calcext:value-type="float">
            <text:p>8</text:p>
          </table:table-cell>
          <table:table-cell table:formula="of:=IF([.$F9]=&quot;francia&quot;;[.C9];&quot;&quot;)" office:value-type="float" office:value="25" calcext:value-type="float">
            <text:p>25</text:p>
          </table:table-cell>
          <table:table-cell table:formula="of:=IF([.$F9]=&quot;francia&quot;;[.D9];&quot;&quot;)" office:value-type="float" office:value="2500" calcext:value-type="float">
            <text:p>2500</text:p>
          </table:table-cell>
          <table:table-cell table:formula="of:=IF([.$F9]=&quot;francia&quot;;[.E9];&quot;&quot;)"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érfi</text:p>
          </table:table-cell>
          <table:table-cell office:value-type="float" office:value="26" calcext:value-type="float">
            <text:p>26</text:p>
          </table:table-cell>
          <table:table-cell office:value-type="float" office:value="2600" calcext:value-type="float">
            <text:p>260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0]=&quot;Nő&quot;;[.A10];&quot;&quot;)">
            <text:p/>
          </table:table-cell>
          <table:table-cell table:formula="of:=IF([.B10]=&quot;Nő&quot;;[.C10];&quot;&quot;)">
            <text:p/>
          </table:table-cell>
          <table:table-cell table:formula="of:=IF([.B10]=&quot;Nő&quot;;[.D10];&quot;&quot;)">
            <text:p/>
          </table:table-cell>
          <table:table-cell table:formula="of:=IF([.B10]=&quot;Nő&quot;;[.E10];&quot;&quot;)">
            <text:p/>
          </table:table-cell>
          <table:table-cell/>
          <table:table-cell table:formula="of:=IF([.B10]=&quot;Férfi&quot;;IF([.F10]=&quot;magyar&quot;;[.A10];&quot;&quot;);&quot;&quot;)" office:value-type="float" office:value="9" calcext:value-type="float">
            <text:p>9</text:p>
          </table:table-cell>
          <table:table-cell table:formula="of:=IF([.B10]=&quot;Férfi&quot;;IF([.F10]=&quot;magyar&quot;;[.C10];&quot;&quot;);&quot;&quot;)" office:value-type="boolean" office:boolean-value="26" calcext:value-type="boolean">
            <text:p>IGAZ</text:p>
          </table:table-cell>
          <table:table-cell table:formula="of:=IF([.$B10]=&quot;Férfi&quot;;IF([.$F10]=&quot;magyar&quot;;[.D10];&quot;&quot;);&quot;&quot;)" office:value-type="boolean" office:boolean-value="2600" calcext:value-type="boolean">
            <text:p>IGAZ</text:p>
          </table:table-cell>
          <table:table-cell table:formula="of:=IF([.$B10]=&quot;Férfi&quot;;IF([.$F10]=&quot;magyar&quot;;[.E10];&quot;&quot;);&quot;&quot;)" office:value-type="boolean" office:boolean-value="1116" calcext:value-type="boolean">
            <text:p>IGAZ</text:p>
          </table:table-cell>
          <table:table-cell/>
          <table:table-cell table:formula="of:=IF([.F10]=&quot;francia&quot;;[.A10];&quot;&quot;)">
            <text:p/>
          </table:table-cell>
          <table:table-cell table:formula="of:=IF([.$F10]=&quot;francia&quot;;[.C10];&quot;&quot;)">
            <text:p/>
          </table:table-cell>
          <table:table-cell table:formula="of:=IF([.$F10]=&quot;francia&quot;;[.D10];&quot;&quot;)">
            <text:p/>
          </table:table-cell>
          <table:table-cell table:formula="of:=IF([.$F10]=&quot;francia&quot;;[.E10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érfi</text:p>
          </table:table-cell>
          <table:table-cell office:value-type="float" office:value="27" calcext:value-type="float">
            <text:p>27</text:p>
          </table:table-cell>
          <table:table-cell office:value-type="float" office:value="2700" calcext:value-type="float">
            <text:p>2700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1]=&quot;Nő&quot;;[.A11];&quot;&quot;)">
            <text:p/>
          </table:table-cell>
          <table:table-cell table:formula="of:=IF([.B11]=&quot;Nő&quot;;[.C11];&quot;&quot;)">
            <text:p/>
          </table:table-cell>
          <table:table-cell table:formula="of:=IF([.B11]=&quot;Nő&quot;;[.D11];&quot;&quot;)">
            <text:p/>
          </table:table-cell>
          <table:table-cell table:formula="of:=IF([.B11]=&quot;Nő&quot;;[.E11];&quot;&quot;)">
            <text:p/>
          </table:table-cell>
          <table:table-cell/>
          <table:table-cell table:formula="of:=IF([.B11]=&quot;Férfi&quot;;IF([.F11]=&quot;magyar&quot;;[.A11];&quot;&quot;);&quot;&quot;)" office:value-type="float" office:value="10" calcext:value-type="float">
            <text:p>10</text:p>
          </table:table-cell>
          <table:table-cell table:formula="of:=IF([.B11]=&quot;Férfi&quot;;IF([.F11]=&quot;magyar&quot;;[.C11];&quot;&quot;);&quot;&quot;)" office:value-type="boolean" office:boolean-value="27" calcext:value-type="boolean">
            <text:p>IGAZ</text:p>
          </table:table-cell>
          <table:table-cell table:formula="of:=IF([.$B11]=&quot;Férfi&quot;;IF([.$F11]=&quot;magyar&quot;;[.D11];&quot;&quot;);&quot;&quot;)" office:value-type="boolean" office:boolean-value="2700" calcext:value-type="boolean">
            <text:p>IGAZ</text:p>
          </table:table-cell>
          <table:table-cell table:formula="of:=IF([.$B11]=&quot;Férfi&quot;;IF([.$F11]=&quot;magyar&quot;;[.E11];&quot;&quot;);&quot;&quot;)" office:value-type="boolean" office:boolean-value="1082" calcext:value-type="boolean">
            <text:p>IGAZ</text:p>
          </table:table-cell>
          <table:table-cell/>
          <table:table-cell table:formula="of:=IF([.F11]=&quot;francia&quot;;[.A11];&quot;&quot;)">
            <text:p/>
          </table:table-cell>
          <table:table-cell table:formula="of:=IF([.$F11]=&quot;francia&quot;;[.C11];&quot;&quot;)">
            <text:p/>
          </table:table-cell>
          <table:table-cell table:formula="of:=IF([.$F11]=&quot;francia&quot;;[.D11];&quot;&quot;)">
            <text:p/>
          </table:table-cell>
          <table:table-cell table:formula="of:=IF([.$F11]=&quot;francia&quot;;[.E11]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ő</text:p>
          </table:table-cell>
          <table:table-cell office:value-type="float" office:value="28" calcext:value-type="float">
            <text:p>28</text:p>
          </table:table-cell>
          <table:table-cell office:value-type="float" office:value="2800" calcext:value-type="float">
            <text:p>280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12]=&quot;Nő&quot;;[.A12];&quot;&quot;)" office:value-type="float" office:value="11" calcext:value-type="float">
            <text:p>11</text:p>
          </table:table-cell>
          <table:table-cell table:formula="of:=IF([.B12]=&quot;Nő&quot;;[.C12];&quot;&quot;)" office:value-type="float" office:value="28" calcext:value-type="float">
            <text:p>28</text:p>
          </table:table-cell>
          <table:table-cell table:formula="of:=IF([.B12]=&quot;Nő&quot;;[.D12];&quot;&quot;)" office:value-type="float" office:value="2800" calcext:value-type="float">
            <text:p>2800</text:p>
          </table:table-cell>
          <table:table-cell table:formula="of:=IF([.B12]=&quot;Nő&quot;;[.E12];&quot;&quot;)" office:value-type="float" office:value="1048" calcext:value-type="float">
            <text:p>1048</text:p>
          </table:table-cell>
          <table:table-cell/>
          <table:table-cell table:formula="of:=IF([.B12]=&quot;Férfi&quot;;IF([.F12]=&quot;magyar&quot;;[.A12];&quot;&quot;);&quot;&quot;)">
            <text:p/>
          </table:table-cell>
          <table:table-cell table:formula="of:=IF([.B12]=&quot;Férfi&quot;;IF([.F12]=&quot;magyar&quot;;[.C12];&quot;&quot;);&quot;&quot;)">
            <text:p/>
          </table:table-cell>
          <table:table-cell table:formula="of:=IF([.$B12]=&quot;Férfi&quot;;IF([.$F12]=&quot;magyar&quot;;[.D12];&quot;&quot;);&quot;&quot;)">
            <text:p/>
          </table:table-cell>
          <table:table-cell table:formula="of:=IF([.$B12]=&quot;Férfi&quot;;IF([.$F12]=&quot;magyar&quot;;[.E12];&quot;&quot;);&quot;&quot;)">
            <text:p/>
          </table:table-cell>
          <table:table-cell/>
          <table:table-cell table:formula="of:=IF([.F12]=&quot;francia&quot;;[.A12];&quot;&quot;)">
            <text:p/>
          </table:table-cell>
          <table:table-cell table:formula="of:=IF([.$F12]=&quot;francia&quot;;[.C12];&quot;&quot;)">
            <text:p/>
          </table:table-cell>
          <table:table-cell table:formula="of:=IF([.$F12]=&quot;francia&quot;;[.D12];&quot;&quot;)">
            <text:p/>
          </table:table-cell>
          <table:table-cell table:formula="of:=IF([.$F12]=&quot;francia&quot;;[.E12]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érfi</text:p>
          </table:table-cell>
          <table:table-cell office:value-type="float" office:value="29" calcext:value-type="float">
            <text:p>29</text:p>
          </table:table-cell>
          <table:table-cell office:value-type="float" office:value="2900" calcext:value-type="float">
            <text:p>2900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3]=&quot;Nő&quot;;[.A13];&quot;&quot;)">
            <text:p/>
          </table:table-cell>
          <table:table-cell table:formula="of:=IF([.B13]=&quot;Nő&quot;;[.C13];&quot;&quot;)">
            <text:p/>
          </table:table-cell>
          <table:table-cell table:formula="of:=IF([.B13]=&quot;Nő&quot;;[.D13];&quot;&quot;)">
            <text:p/>
          </table:table-cell>
          <table:table-cell table:formula="of:=IF([.B13]=&quot;Nő&quot;;[.E13];&quot;&quot;)">
            <text:p/>
          </table:table-cell>
          <table:table-cell/>
          <table:table-cell table:formula="of:=IF([.B13]=&quot;Férfi&quot;;IF([.F13]=&quot;magyar&quot;;[.A13];&quot;&quot;);&quot;&quot;)">
            <text:p/>
          </table:table-cell>
          <table:table-cell table:formula="of:=IF([.B13]=&quot;Férfi&quot;;IF([.F13]=&quot;magyar&quot;;[.C13];&quot;&quot;);&quot;&quot;)">
            <text:p/>
          </table:table-cell>
          <table:table-cell table:formula="of:=IF([.$B13]=&quot;Férfi&quot;;IF([.$F13]=&quot;magyar&quot;;[.D13];&quot;&quot;);&quot;&quot;)">
            <text:p/>
          </table:table-cell>
          <table:table-cell table:formula="of:=IF([.$B13]=&quot;Férfi&quot;;IF([.$F13]=&quot;magyar&quot;;[.E13];&quot;&quot;);&quot;&quot;)">
            <text:p/>
          </table:table-cell>
          <table:table-cell/>
          <table:table-cell table:formula="of:=IF([.F13]=&quot;francia&quot;;[.A13];&quot;&quot;)" office:value-type="float" office:value="12" calcext:value-type="float">
            <text:p>12</text:p>
          </table:table-cell>
          <table:table-cell table:formula="of:=IF([.$F13]=&quot;francia&quot;;[.C13];&quot;&quot;)" office:value-type="float" office:value="29" calcext:value-type="float">
            <text:p>29</text:p>
          </table:table-cell>
          <table:table-cell table:formula="of:=IF([.$F13]=&quot;francia&quot;;[.D13];&quot;&quot;)" office:value-type="float" office:value="2900" calcext:value-type="float">
            <text:p>2900</text:p>
          </table:table-cell>
          <table:table-cell table:formula="of:=IF([.$F13]=&quot;francia&quot;;[.E13];&quot;&quot;)"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érfi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4]=&quot;Nő&quot;;[.A14];&quot;&quot;)">
            <text:p/>
          </table:table-cell>
          <table:table-cell table:formula="of:=IF([.B14]=&quot;Nő&quot;;[.C14];&quot;&quot;)">
            <text:p/>
          </table:table-cell>
          <table:table-cell table:formula="of:=IF([.B14]=&quot;Nő&quot;;[.D14];&quot;&quot;)">
            <text:p/>
          </table:table-cell>
          <table:table-cell table:formula="of:=IF([.B14]=&quot;Nő&quot;;[.E14];&quot;&quot;)">
            <text:p/>
          </table:table-cell>
          <table:table-cell/>
          <table:table-cell table:formula="of:=IF([.B14]=&quot;Férfi&quot;;IF([.F14]=&quot;magyar&quot;;[.A14];&quot;&quot;);&quot;&quot;)" office:value-type="float" office:value="13" calcext:value-type="float">
            <text:p>13</text:p>
          </table:table-cell>
          <table:table-cell table:formula="of:=IF([.B14]=&quot;Férfi&quot;;IF([.F14]=&quot;magyar&quot;;[.C14];&quot;&quot;);&quot;&quot;)" office:value-type="boolean" office:boolean-value="30" calcext:value-type="boolean">
            <text:p>IGAZ</text:p>
          </table:table-cell>
          <table:table-cell table:formula="of:=IF([.$B14]=&quot;Férfi&quot;;IF([.$F14]=&quot;magyar&quot;;[.D14];&quot;&quot;);&quot;&quot;)" office:value-type="boolean" office:boolean-value="3000" calcext:value-type="boolean">
            <text:p>IGAZ</text:p>
          </table:table-cell>
          <table:table-cell table:formula="of:=IF([.$B14]=&quot;Férfi&quot;;IF([.$F14]=&quot;magyar&quot;;[.E14];&quot;&quot;);&quot;&quot;)" office:value-type="boolean" office:boolean-value="980" calcext:value-type="boolean">
            <text:p>IGAZ</text:p>
          </table:table-cell>
          <table:table-cell/>
          <table:table-cell table:formula="of:=IF([.F14]=&quot;francia&quot;;[.A14];&quot;&quot;)">
            <text:p/>
          </table:table-cell>
          <table:table-cell table:formula="of:=IF([.$F14]=&quot;francia&quot;;[.C14];&quot;&quot;)">
            <text:p/>
          </table:table-cell>
          <table:table-cell table:formula="of:=IF([.$F14]=&quot;francia&quot;;[.D14];&quot;&quot;)">
            <text:p/>
          </table:table-cell>
          <table:table-cell table:formula="of:=IF([.$F14]=&quot;francia&quot;;[.E14]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ő</text:p>
          </table:table-cell>
          <table:table-cell office:value-type="float" office:value="31" calcext:value-type="float">
            <text:p>31</text:p>
          </table:table-cell>
          <table:table-cell office:value-type="float" office:value="3100" calcext:value-type="float">
            <text:p>3100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5]=&quot;Nő&quot;;[.A15];&quot;&quot;)" office:value-type="float" office:value="14" calcext:value-type="float">
            <text:p>14</text:p>
          </table:table-cell>
          <table:table-cell table:formula="of:=IF([.B15]=&quot;Nő&quot;;[.C15];&quot;&quot;)" office:value-type="float" office:value="31" calcext:value-type="float">
            <text:p>31</text:p>
          </table:table-cell>
          <table:table-cell table:formula="of:=IF([.B15]=&quot;Nő&quot;;[.D15];&quot;&quot;)" office:value-type="float" office:value="3100" calcext:value-type="float">
            <text:p>3100</text:p>
          </table:table-cell>
          <table:table-cell table:formula="of:=IF([.B15]=&quot;Nő&quot;;[.E15];&quot;&quot;)" office:value-type="float" office:value="946" calcext:value-type="float">
            <text:p>946</text:p>
          </table:table-cell>
          <table:table-cell/>
          <table:table-cell table:formula="of:=IF([.B15]=&quot;Férfi&quot;;IF([.F15]=&quot;magyar&quot;;[.A15];&quot;&quot;);&quot;&quot;)">
            <text:p/>
          </table:table-cell>
          <table:table-cell table:formula="of:=IF([.B15]=&quot;Férfi&quot;;IF([.F15]=&quot;magyar&quot;;[.C15];&quot;&quot;);&quot;&quot;)">
            <text:p/>
          </table:table-cell>
          <table:table-cell table:formula="of:=IF([.$B15]=&quot;Férfi&quot;;IF([.$F15]=&quot;magyar&quot;;[.D15];&quot;&quot;);&quot;&quot;)">
            <text:p/>
          </table:table-cell>
          <table:table-cell table:formula="of:=IF([.$B15]=&quot;Férfi&quot;;IF([.$F15]=&quot;magyar&quot;;[.E15];&quot;&quot;);&quot;&quot;)">
            <text:p/>
          </table:table-cell>
          <table:table-cell/>
          <table:table-cell table:formula="of:=IF([.F15]=&quot;francia&quot;;[.A15];&quot;&quot;)">
            <text:p/>
          </table:table-cell>
          <table:table-cell table:formula="of:=IF([.$F15]=&quot;francia&quot;;[.C15];&quot;&quot;)">
            <text:p/>
          </table:table-cell>
          <table:table-cell table:formula="of:=IF([.$F15]=&quot;francia&quot;;[.D15];&quot;&quot;)">
            <text:p/>
          </table:table-cell>
          <table:table-cell table:formula="of:=IF([.$F15]=&quot;francia&quot;;[.E15]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érfi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16]=&quot;Nő&quot;;[.A16];&quot;&quot;)">
            <text:p/>
          </table:table-cell>
          <table:table-cell table:formula="of:=IF([.B16]=&quot;Nő&quot;;[.C16];&quot;&quot;)">
            <text:p/>
          </table:table-cell>
          <table:table-cell table:formula="of:=IF([.B16]=&quot;Nő&quot;;[.D16];&quot;&quot;)">
            <text:p/>
          </table:table-cell>
          <table:table-cell table:formula="of:=IF([.B16]=&quot;Nő&quot;;[.E16];&quot;&quot;)">
            <text:p/>
          </table:table-cell>
          <table:table-cell/>
          <table:table-cell table:formula="of:=IF([.B16]=&quot;Férfi&quot;;IF([.F16]=&quot;magyar&quot;;[.A16];&quot;&quot;);&quot;&quot;)">
            <text:p/>
          </table:table-cell>
          <table:table-cell table:formula="of:=IF([.B16]=&quot;Férfi&quot;;IF([.F16]=&quot;magyar&quot;;[.C16];&quot;&quot;);&quot;&quot;)">
            <text:p/>
          </table:table-cell>
          <table:table-cell table:formula="of:=IF([.$B16]=&quot;Férfi&quot;;IF([.$F16]=&quot;magyar&quot;;[.D16];&quot;&quot;);&quot;&quot;)">
            <text:p/>
          </table:table-cell>
          <table:table-cell table:formula="of:=IF([.$B16]=&quot;Férfi&quot;;IF([.$F16]=&quot;magyar&quot;;[.E16];&quot;&quot;);&quot;&quot;)">
            <text:p/>
          </table:table-cell>
          <table:table-cell/>
          <table:table-cell table:formula="of:=IF([.F16]=&quot;francia&quot;;[.A16];&quot;&quot;)">
            <text:p/>
          </table:table-cell>
          <table:table-cell table:formula="of:=IF([.$F16]=&quot;francia&quot;;[.C16];&quot;&quot;)">
            <text:p/>
          </table:table-cell>
          <table:table-cell table:formula="of:=IF([.$F16]=&quot;francia&quot;;[.D16];&quot;&quot;)">
            <text:p/>
          </table:table-cell>
          <table:table-cell table:formula="of:=IF([.$F16]=&quot;francia&quot;;[.E16]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érfi</text:p>
          </table:table-cell>
          <table:table-cell office:value-type="float" office:value="33" calcext:value-type="float">
            <text:p>33</text:p>
          </table:table-cell>
          <table:table-cell office:value-type="float" office:value="3300" calcext:value-type="float">
            <text:p>330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7]=&quot;Nő&quot;;[.A17];&quot;&quot;)">
            <text:p/>
          </table:table-cell>
          <table:table-cell table:formula="of:=IF([.B17]=&quot;Nő&quot;;[.C17];&quot;&quot;)">
            <text:p/>
          </table:table-cell>
          <table:table-cell table:formula="of:=IF([.B17]=&quot;Nő&quot;;[.D17];&quot;&quot;)">
            <text:p/>
          </table:table-cell>
          <table:table-cell table:formula="of:=IF([.B17]=&quot;Nő&quot;;[.E17];&quot;&quot;)">
            <text:p/>
          </table:table-cell>
          <table:table-cell/>
          <table:table-cell table:formula="of:=IF([.B17]=&quot;Férfi&quot;;IF([.F17]=&quot;magyar&quot;;[.A17];&quot;&quot;);&quot;&quot;)">
            <text:p/>
          </table:table-cell>
          <table:table-cell table:formula="of:=IF([.B17]=&quot;Férfi&quot;;IF([.F17]=&quot;magyar&quot;;[.C17];&quot;&quot;);&quot;&quot;)">
            <text:p/>
          </table:table-cell>
          <table:table-cell table:formula="of:=IF([.$B17]=&quot;Férfi&quot;;IF([.$F17]=&quot;magyar&quot;;[.D17];&quot;&quot;);&quot;&quot;)">
            <text:p/>
          </table:table-cell>
          <table:table-cell table:formula="of:=IF([.$B17]=&quot;Férfi&quot;;IF([.$F17]=&quot;magyar&quot;;[.E17];&quot;&quot;);&quot;&quot;)">
            <text:p/>
          </table:table-cell>
          <table:table-cell/>
          <table:table-cell table:formula="of:=IF([.F17]=&quot;francia&quot;;[.A17];&quot;&quot;)" office:value-type="float" office:value="16" calcext:value-type="float">
            <text:p>16</text:p>
          </table:table-cell>
          <table:table-cell table:formula="of:=IF([.$F17]=&quot;francia&quot;;[.C17];&quot;&quot;)" office:value-type="float" office:value="33" calcext:value-type="float">
            <text:p>33</text:p>
          </table:table-cell>
          <table:table-cell table:formula="of:=IF([.$F17]=&quot;francia&quot;;[.D17];&quot;&quot;)" office:value-type="float" office:value="3300" calcext:value-type="float">
            <text:p>3300</text:p>
          </table:table-cell>
          <table:table-cell table:formula="of:=IF([.$F17]=&quot;francia&quot;;[.E17];&quot;&quot;)"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ő</text:p>
          </table:table-cell>
          <table:table-cell office:value-type="float" office:value="34" calcext:value-type="float">
            <text:p>34</text:p>
          </table:table-cell>
          <table:table-cell office:value-type="float" office:value="3400" calcext:value-type="float">
            <text:p>3400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magyar</text:p>
          </table:table-cell>
          <table:table-cell table:number-columns-repeated="2"/>
          <table:table-cell table:formula="of:=IF([.B18]=&quot;Nő&quot;;[.A18];&quot;&quot;)" office:value-type="float" office:value="17" calcext:value-type="float">
            <text:p>17</text:p>
          </table:table-cell>
          <table:table-cell table:formula="of:=IF([.B18]=&quot;Nő&quot;;[.C18];&quot;&quot;)" office:value-type="float" office:value="34" calcext:value-type="float">
            <text:p>34</text:p>
          </table:table-cell>
          <table:table-cell table:formula="of:=IF([.B18]=&quot;Nő&quot;;[.D18];&quot;&quot;)" office:value-type="float" office:value="3400" calcext:value-type="float">
            <text:p>3400</text:p>
          </table:table-cell>
          <table:table-cell table:formula="of:=IF([.B18]=&quot;Nő&quot;;[.E18];&quot;&quot;)" office:value-type="float" office:value="844" calcext:value-type="float">
            <text:p>844</text:p>
          </table:table-cell>
          <table:table-cell/>
          <table:table-cell table:formula="of:=IF([.B18]=&quot;Férfi&quot;;IF([.F18]=&quot;magyar&quot;;[.A18];&quot;&quot;);&quot;&quot;)">
            <text:p/>
          </table:table-cell>
          <table:table-cell table:formula="of:=IF([.B18]=&quot;Férfi&quot;;IF([.F18]=&quot;magyar&quot;;[.C18];&quot;&quot;);&quot;&quot;)">
            <text:p/>
          </table:table-cell>
          <table:table-cell table:formula="of:=IF([.$B18]=&quot;Férfi&quot;;IF([.$F18]=&quot;magyar&quot;;[.D18];&quot;&quot;);&quot;&quot;)">
            <text:p/>
          </table:table-cell>
          <table:table-cell table:formula="of:=IF([.$B18]=&quot;Férfi&quot;;IF([.$F18]=&quot;magyar&quot;;[.E18];&quot;&quot;);&quot;&quot;)">
            <text:p/>
          </table:table-cell>
          <table:table-cell/>
          <table:table-cell table:formula="of:=IF([.F18]=&quot;francia&quot;;[.A18];&quot;&quot;)">
            <text:p/>
          </table:table-cell>
          <table:table-cell table:formula="of:=IF([.$F18]=&quot;francia&quot;;[.C18];&quot;&quot;)">
            <text:p/>
          </table:table-cell>
          <table:table-cell table:formula="of:=IF([.$F18]=&quot;francia&quot;;[.D18];&quot;&quot;)">
            <text:p/>
          </table:table-cell>
          <table:table-cell table:formula="of:=IF([.$F18]=&quot;francia&quot;;[.E18]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érfi</text:p>
          </table:table-cell>
          <table:table-cell office:value-type="float" office:value="35" calcext:value-type="float">
            <text:p>35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francia</text:p>
          </table:table-cell>
          <table:table-cell table:number-columns-repeated="2"/>
          <table:table-cell table:formula="of:=IF([.B19]=&quot;Nő&quot;;[.A19];&quot;&quot;)">
            <text:p/>
          </table:table-cell>
          <table:table-cell table:formula="of:=IF([.B19]=&quot;Nő&quot;;[.C19];&quot;&quot;)">
            <text:p/>
          </table:table-cell>
          <table:table-cell table:formula="of:=IF([.B19]=&quot;Nő&quot;;[.D19];&quot;&quot;)">
            <text:p/>
          </table:table-cell>
          <table:table-cell table:formula="of:=IF([.B19]=&quot;Nő&quot;;[.E19];&quot;&quot;)">
            <text:p/>
          </table:table-cell>
          <table:table-cell/>
          <table:table-cell table:formula="of:=IF([.B19]=&quot;Férfi&quot;;IF([.F19]=&quot;magyar&quot;;[.A19];&quot;&quot;);&quot;&quot;)">
            <text:p/>
          </table:table-cell>
          <table:table-cell table:formula="of:=IF([.B19]=&quot;Férfi&quot;;IF([.F19]=&quot;magyar&quot;;[.C19];&quot;&quot;);&quot;&quot;)">
            <text:p/>
          </table:table-cell>
          <table:table-cell table:formula="of:=IF([.$B19]=&quot;Férfi&quot;;IF([.$F19]=&quot;magyar&quot;;[.D19];&quot;&quot;);&quot;&quot;)">
            <text:p/>
          </table:table-cell>
          <table:table-cell table:formula="of:=IF([.$B19]=&quot;Férfi&quot;;IF([.$F19]=&quot;magyar&quot;;[.E19];&quot;&quot;);&quot;&quot;)">
            <text:p/>
          </table:table-cell>
          <table:table-cell/>
          <table:table-cell table:formula="of:=IF([.F19]=&quot;francia&quot;;[.A19];&quot;&quot;)" office:value-type="float" office:value="18" calcext:value-type="float">
            <text:p>18</text:p>
          </table:table-cell>
          <table:table-cell table:formula="of:=IF([.$F19]=&quot;francia&quot;;[.C19];&quot;&quot;)" office:value-type="float" office:value="35" calcext:value-type="float">
            <text:p>35</text:p>
          </table:table-cell>
          <table:table-cell table:formula="of:=IF([.$F19]=&quot;francia&quot;;[.D19];&quot;&quot;)" office:value-type="float" office:value="8000" calcext:value-type="float">
            <text:p>8000</text:p>
          </table:table-cell>
          <table:table-cell table:formula="of:=IF([.$F19]=&quot;francia&quot;;[.E19];&quot;&quot;)" office:value-type="float" office:value="8100" calcext:value-type="float">
            <text:p>8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érfi</text:p>
          </table:table-cell>
          <table:table-cell office:value-type="float" office:value="36" calcext:value-type="float">
            <text:p>36</text:p>
          </table:table-cell>
          <table:table-cell office:value-type="float" office:value="3600" calcext:value-type="float">
            <text:p>360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angol</text:p>
          </table:table-cell>
          <table:table-cell table:number-columns-repeated="2"/>
          <table:table-cell table:formula="of:=IF([.B20]=&quot;Nő&quot;;[.A20];&quot;&quot;)">
            <text:p/>
          </table:table-cell>
          <table:table-cell table:formula="of:=IF([.B20]=&quot;Nő&quot;;[.C20];&quot;&quot;)">
            <text:p/>
          </table:table-cell>
          <table:table-cell table:formula="of:=IF([.B20]=&quot;Nő&quot;;[.D20];&quot;&quot;)">
            <text:p/>
          </table:table-cell>
          <table:table-cell table:formula="of:=IF([.B20]=&quot;Nő&quot;;[.E20];&quot;&quot;)">
            <text:p/>
          </table:table-cell>
          <table:table-cell/>
          <table:table-cell table:formula="of:=IF([.B20]=&quot;Férfi&quot;;IF([.F20]=&quot;magyar&quot;;[.A20];&quot;&quot;);&quot;&quot;)">
            <text:p/>
          </table:table-cell>
          <table:table-cell table:formula="of:=IF([.B20]=&quot;Férfi&quot;;IF([.F20]=&quot;magyar&quot;;[.C20];&quot;&quot;);&quot;&quot;)">
            <text:p/>
          </table:table-cell>
          <table:table-cell table:formula="of:=IF([.$B20]=&quot;Férfi&quot;;IF([.$F20]=&quot;magyar&quot;;[.D20];&quot;&quot;);&quot;&quot;)">
            <text:p/>
          </table:table-cell>
          <table:table-cell table:formula="of:=IF([.$B20]=&quot;Férfi&quot;;IF([.$F20]=&quot;magyar&quot;;[.E20];&quot;&quot;);&quot;&quot;)">
            <text:p/>
          </table:table-cell>
          <table:table-cell/>
          <table:table-cell table:formula="of:=IF([.F20]=&quot;francia&quot;;[.A20];&quot;&quot;)">
            <text:p/>
          </table:table-cell>
          <table:table-cell table:formula="of:=IF([.$F20]=&quot;francia&quot;;[.C20];&quot;&quot;)">
            <text:p/>
          </table:table-cell>
          <table:table-cell table:formula="of:=IF([.$F20]=&quot;francia&quot;;[.D20];&quot;&quot;)">
            <text:p/>
          </table:table-cell>
          <table:table-cell table:formula="of:=IF([.$F20]=&quot;francia&quot;;[.E20];&quot;&quot;)">
            <text:p/>
          </table:table-cell>
        </table:table-row>
        <table:table-row table:style-name="ro1">
          <table:table-cell table:formula="of:=AVERAGE([.A2:.A20])" office:value-type="float" office:value="10" calcext:value-type="float">
            <text:p>10</text:p>
          </table:table-cell>
          <table:table-cell/>
          <table:table-cell table:formula="of:=AVERAGE([.C2:.C20])" office:value-type="float" office:value="27" calcext:value-type="float">
            <text:p>27</text:p>
          </table:table-cell>
          <table:table-cell table:formula="of:=AVERAGE([.D2:.D20])" office:value-type="float" office:value="2800" calcext:value-type="float">
            <text:p>2800</text:p>
          </table:table-cell>
          <table:table-cell table:formula="of:=AVERAGE([.E2:.E20])" office:value-type="float" office:value="1401.21052631579" calcext:value-type="float">
            <text:p>1401,2105263158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I2:.I20])" office:value-type="float" office:value="9.5" calcext:value-type="float">
            <text:p>9,5</text:p>
          </table:table-cell>
          <table:table-cell table:formula="of:=AVERAGE([.J2:.J20])" office:value-type="float" office:value="26.5" calcext:value-type="float">
            <text:p>26,5</text:p>
          </table:table-cell>
          <table:table-cell table:formula="of:=AVERAGE([.K2:.K20])" office:value-type="float" office:value="2350" calcext:value-type="float">
            <text:p>2350</text:p>
          </table:table-cell>
          <table:table-cell table:formula="of:=AVERAGE([.L2:.L20])" office:value-type="float" office:value="894.833333333333" calcext:value-type="float">
            <text:p>894,8333333333</text:p>
          </table:table-cell>
          <table:table-cell/>
          <table:table-cell table:formula="of:=AVERAGE([.N2:.N20])" office:value-type="float" office:value="7.8" calcext:value-type="float">
            <text:p>7,8</text:p>
          </table:table-cell>
          <table:table-cell table:style-name="Default" table:formula="of:=AVERAGE([.O2:.O20])" office:value-type="float" office:value="24.8" calcext:value-type="float">
            <text:p>24,8</text:p>
          </table:table-cell>
          <table:table-cell table:style-name="Default" table:formula="of:=AVERAGE([.P2:.P20])" office:value-type="float" office:value="2320" calcext:value-type="float">
            <text:p>2320</text:p>
          </table:table-cell>
          <table:table-cell table:style-name="Default" table:formula="of:=AVERAGE([.Q2:.Q20])" office:value-type="float" office:value="1156.8" calcext:value-type="float">
            <text:p>1156,8</text:p>
          </table:table-cell>
          <table:table-cell/>
          <table:table-cell table:formula="of:=AVERAGE([.S2:.S20])" office:value-type="float" office:value="11.6" calcext:value-type="float">
            <text:p>11,6</text:p>
          </table:table-cell>
          <table:table-cell table:formula="of:=AVERAGE([.T2:.T20])" office:value-type="float" office:value="28.6" calcext:value-type="float">
            <text:p>28,6</text:p>
          </table:table-cell>
          <table:table-cell table:formula="of:=AVERAGE([.U2:.U20])" office:value-type="float" office:value="3760" calcext:value-type="float">
            <text:p>3760</text:p>
          </table:table-cell>
          <table:table-cell table:formula="of:=AVERAGE([.V2:.V20])" office:value-type="float" office:value="2485.6" calcext:value-type="float">
            <text:p>2485,6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rrelation</text:p>
          </table:table-cell>
          <table:table-cell table:number-columns-repeated="4"/>
          <table:table-cell office:value-type="string" calcext:value-type="string">
            <text:p>Correlation</text:p>
          </table:table-cell>
          <table:table-cell/>
          <table:table-cell table:style-name="Default" table:number-columns-repeated="3"/>
          <table:table-cell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formula="of:=CORREL([.C2:.C21];[.D2:.D21])" office:value-type="float" office:value="0.74818587819609" calcext:value-type="float">
            <text:p>0,7481858782</text:p>
          </table:table-cell>
          <table:table-cell table:number-columns-repeated="6"/>
          <table:table-cell office:value-type="string" calcext:value-type="string">
            <text:p>életkor-korr1</text:p>
          </table:table-cell>
          <table:table-cell table:formula="of:=CORREL([.J2:.J21];[.K2:.K21])" office:value-type="float" office:value="0.88249750329277" calcext:value-type="float">
            <text:p>0,8824975033</text:p>
          </table:table-cell>
          <table:table-cell table:number-columns-repeated="3"/>
          <table:table-cell office:value-type="string" calcext:value-type="string">
            <text:p>életkor-korr1</text:p>
          </table:table-cell>
          <table:table-cell table:formula="of:=CORREL([.O2:.O21];[.P2:.P21])" office:value-type="float" office:value="0.967641757920709" calcext:value-type="float">
            <text:p>0,9676417579</text:p>
          </table:table-cell>
          <table:table-cell table:style-name="Default" table:number-columns-repeated="3"/>
          <table:table-cell office:value-type="string" calcext:value-type="string">
            <text:p>életkor-korr1</text:p>
          </table:table-cell>
          <table:table-cell table:formula="of:=CORREL([.T2:.T21];[.U2:.U21])" office:value-type="float" office:value="0.758643082791497" calcext:value-type="float">
            <text:p>0,7586430828</text:p>
          </table:table-cell>
          <table:table-cell table:number-columns-repeated="3"/>
        </table:table-row>
        <table:table-row table:style-name="ro1">
          <table:table-cell table:formula="of:=CORREL([.C2:.C21];[.E2:.E21])" office:value-type="float" office:value="0.292432410132263" calcext:value-type="float">
            <text:p>0,2924324101</text:p>
          </table:table-cell>
          <table:table-cell table:number-columns-repeated="6"/>
          <table:table-cell office:value-type="string" calcext:value-type="string">
            <text:p>életkor-korr2</text:p>
          </table:table-cell>
          <table:table-cell table:formula="of:=CORREL([.J3:.J21];[.L3:.L21])" office:value-type="float" office:value="0.339765269638771" calcext:value-type="float">
            <text:p>0,3397652696</text:p>
          </table:table-cell>
          <table:table-cell table:number-columns-repeated="3"/>
          <table:table-cell office:value-type="string" calcext:value-type="string">
            <text:p>életkor-korr2</text:p>
          </table:table-cell>
          <table:table-cell table:formula="of:=CORREL([.O3:.O21];[.Q3:.Q21])"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életkor-korr2</text:p>
          </table:table-cell>
          <table:table-cell table:formula="of:=CORREL([.T3:.T21];[.V3:.V21])" office:value-type="float" office:value="0.586176908761727" calcext:value-type="float">
            <text:p>0,58617690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00.00.00</text:date>, <text:time style:data-style-name="N2" text:time-value="10:04:15.3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6:15:05.063000000</dc:date>
    <meta:editing-duration>PT5H30M37S</meta:editing-duration>
    <meta:editing-cycles>7</meta:editing-cycles>
    <meta:generator>LibreOffice/5.1.4.2$Windows_x86 LibreOffice_project/f99d75f39f1c57ebdd7ffc5f42867c12031db97a</meta:generator>
    <meta:document-statistic meta:table-count="1" meta:cell-count="390" meta:object-count="0"/>
  </office:meta>
</office:document-meta>
</file>